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2.116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37">
      <style:text-properties fo:font-weight="normal" style:font-weight-asian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8"/>
    <style:style style:name="ce7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Description of work</text:p>
          </table:table-cell>
          <table:table-cell table:style-name="ce1" office:value-type="string">
            <text:p>Effort ([HH]:mm)</text:p>
          </table:table-cell>
        </table:table-row>
        <table:table-row table:style-name="ro2">
          <table:table-cell/>
          <table:table-cell table:style-name="ce2" office:value-type="date" office:date-value="2019-12-03">
            <text:p>03.12.19</text:p>
          </table:table-cell>
          <table:table-cell table:style-name="ce1" office:value-type="string">
            <text:p>Full blown background research on Hilda Tellioğlu is ongoing. Already gathered a lot of links and newspaper articles about her. Created a draft about her academic successes and it is already available online now. Also added a page for her on our Github-Pages and provided the corresponding draft documents and linked to them.</text:p>
          </table:table-cell>
          <table:table-cell office:value-type="time" office:time-value="PT03H00M00S">
            <text:p>03:00</text:p>
          </table:table-cell>
        </table:table-row>
        <table:table-row table:style-name="ro3">
          <table:table-cell/>
          <table:table-cell office:value-type="date" office:date-value="2019-12-02">
            <text:p>02.12.19</text:p>
          </table:table-cell>
          <table:table-cell office:value-type="string">
            <text:p>Did research on the legality of uploading pictures on Wikipedia (I then stumbled upon Wikimedia Commons); I also</text:p>
            <text:p>Implemented another batch of corrections and additions that were requested by Geraldine Fitzpatrick.</text:p>
          </table:table-cell>
          <table:table-cell office:value-type="time" office:time-value="PT01H00M00S">
            <text:p>01:00</text:p>
          </table:table-cell>
        </table:table-row>
        <table:table-row table:style-name="ro3">
          <table:table-cell/>
          <table:table-cell office:value-type="date" office:date-value="2019-11-28">
            <text:p>28.11.19</text:p>
          </table:table-cell>
          <table:table-cell office:value-type="string">
            <text:p>Updated our GitHub Page so that the information displayed regarding accomplishments and milestones regards our current</text:p>
            <text:p>Progress.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Updated Geraldines article with some major corrections and added a few more Sources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Kept contact with Geraldine Fitzpatrick; formatted our article from Word to the Wiki-format; Published the article</text:p>
          </table:table-cell>
          <table:table-cell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19-11-27">
            <text:p>27.11.19</text:p>
          </table:table-cell>
          <table:table-cell office:value-type="string">
            <text:p>Started a small draft for the upcoming publish-date for our first Wiki article</text:p>
          </table:table-cell>
          <table:table-cell office:value-type="time" office:time-value="PT02H00M00S">
            <text:p>02:00</text:p>
          </table:table-cell>
        </table:table-row>
        <table:table-row table:style-name="ro3">
          <table:table-cell/>
          <table:table-cell office:value-type="date" office:date-value="2019-11-23">
            <text:p>23.11.19</text:p>
          </table:table-cell>
          <table:table-cell office:value-type="string">
            <text:p>Did a lot of research on Geraldine Fitzpatrick. I cumulated all the information that I deemed interesting into a draft document and also</text:p>
            <text:p>put some Wiki-styling Onto it to better immerse into how our end result is going to look like.</text:p>
          </table:table-cell>
          <table:table-cell office:value-type="time" office:time-value="PT04H30M00S">
            <text:p>04:30</text:p>
          </table:table-cell>
        </table:table-row>
        <table:table-row table:style-name="ro1">
          <table:table-cell/>
          <table:table-cell office:value-type="date" office:date-value="2019-11-21">
            <text:p>21.11.19</text:p>
          </table:table-cell>
          <table:table-cell office:value-type="string">
            <text:p>Created PDF and ODT download links for better accessibility</text:p>
          </table:table-cell>
          <table:table-cell office:value-type="time" office:time-value="PT01H00M00S">
            <text:p>01:00</text:p>
          </table:table-cell>
        </table:table-row>
        <table:table-row table:style-name="ro3">
          <table:table-cell/>
          <table:table-cell table:style-name="ce4" office:value-type="date" office:date-value="2019-11-21">
            <text:p>21.11.19</text:p>
          </table:table-cell>
          <table:table-cell table:style-name="Default" office:value-type="string">
            <text:p>Split up the work on Geraldine Fitzpatrick; discussed it via Whatsapp with my team; created milestones on our page; played around</text:p>
            <text:p>with EtherCalc Unsuccessfully; created a new time-tracking system for our group</text:p>
          </table:table-cell>
          <table:table-cell office:value-type="time" office:time-value="PT02H00M00S">
            <text:p>02:00</text:p>
          </table:table-cell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style-name="ce1"/>
          <table:table-cell table:style-name="ce7" table:formula="of:=SUM([.D3:.D11])" office:value-type="time" office:time-value="PT18H00M00S">
            <text:p>18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3.12.2019</text:date>, <text:time>17:4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19-12-03T17:48:54.38</dc:date>
    <meta:editing-duration>PT25M36S</meta:editing-duration>
    <meta:editing-cycles>15</meta:editing-cycles>
    <meta:generator>OpenOffice/4.1.7$Win32 OpenOffice.org_project/417m1$Build-9800</meta:generator>
    <meta:document-statistic meta:table-count="3" meta:cell-count="32" meta:object-count="0"/>
  </office:meta>
</office:document-meta>
</file>